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licitTxManagerConfig.foo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TxAndCachingConfig.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TxManagerNameConfig.transactionManager(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pectJTxConfig.transactionManager(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licitTxManagerConfig.tx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licitTxManagerConfig.foo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TransactionManagementIntegrationTests.repositoryIsTxProxy_withCustomTxManag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dbcFooRepository.setDataSource(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nableTransactionManagementIntegrationTests.repositoryIsTxProxy_withNonConventionalTxManagerName_fallsBackToByTypeLook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licitTxManagerConfig.txManager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TransactionManagementIntegrationTests.implicitTx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ableTransactionManagementIntegrationTests.isTxProxy( FooRepository rep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dbcFooRepository.find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TransactionManagementIntegrationTests.assertTxProxying( AnnotationConfigApplication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ableTransactionManagementIntegrationTests.repositoryIsNotTx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xyTargetClassTxConfig.transactionManager(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foo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ableTransactionManagementIntegrationTests.repositoryUsesAspectJAdvice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plicitTxManagerConfig.annotationDrivenTransact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TransactionManagementIntegrationTests.repositoryIsTxProxy_withDefaultTxManag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ableTransactionManagementIntegrationTests.explicitTx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ummyFooRepository.find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ConventionalTxManagerNameConfig.txManager(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TransactionManagementIntegrationTests.apcEscal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licitTxManagerConfig.txManager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TxManagerNameConfig.txManager(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TxAndCachingConfig.tx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TransactionManagementIntegrationTests.repositoryIsClassBasedTx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ableTxAndCachingConfig.foo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